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768cm"/>
    </style:style>
    <style:style style:name="Table1.B" style:family="table-column">
      <style:table-column-properties style:column-width="4.149cm"/>
    </style:style>
    <style:style style:name="Table1.C" style:family="table-column">
      <style:table-column-properties style:column-width="5.219cm"/>
    </style:style>
    <style:style style:name="Table1.D" style:family="table-column">
      <style:table-column-properties style:column-width="3.865cm"/>
    </style:style>
    <style:style style:name="Table1.A1" style:family="table-cell">
      <style:table-cell-properties style:vertical-align="middle" fo:padding="0.049cm" fo:border="none"/>
    </style:style>
    <style:style style:name="T1" style:family="text">
      <style:text-properties officeooo:rsid="00182d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Сравнительная таблица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Аспект</text:p>
            </table:table-cell>
            <table:table-cell table:style-name="Table1.A1" office:value-type="string">
              <text:p text:style-name="Table_20_Heading">RSL v109 (Schäfer)</text:p>
            </table:table-cell>
            <table:table-cell table:style-name="Table1.A1" office:value-type="string">
              <text:p text:style-name="Table_20_Heading">Наш подход/симулятор (текущая реализация)</text:p>
            </table:table-cell>
            <table:table-cell table:style-name="Table1.A1" office:value-type="string">
              <text:p text:style-name="Table_20_Heading">Почему это важно / эффект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Цель построения</text:span></text:p>
          </table:table-cell>
          <table:table-cell table:style-name="Table1.A1" office:value-type="string">
            <text:p text:style-name="Table_20_Contents">Аксоматическая информационная физика: вывести поля/частицы/геометрию из минимальных обратимых правил и “symmetry tension”.</text:p>
          </table:table-cell>
          <table:table-cell table:style-name="Table1.A1" office:value-type="string">
            <text:p text:style-name="Table_20_Contents">Инженерный <text:span text:style-name="Strong_20_Emphasis">мультиверс‑поиск</text:span>: строим пространство миров и автоматически отбираем те, где на уровне наблюдателя реализуются нужные законы (SM‑подобная динамика + F~1/r²), затем расширяем физику (FTL/антиграв) через контролируемые слои.</text:p>
          </table:table-cell>
          <table:table-cell table:style-name="Table1.A1" office:value-type="string">
            <text:p text:style-name="Table_20_Contents">Смещаем фокус с «вывода в одном мире» на «поиск в семействе миров» с жёсткими метриками валидации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Фундаментальная подложка</text:span></text:p>
          </table:table-cell>
          <table:table-cell table:style-name="Table1.A1" office:value-type="string">
            <text:p text:style-name="Table_20_Contents">Дискретная обратимая решётка (бинарные DOF), локальные bijective updates; смысловая “тянучесть/напряжение” (tension) как центральная величина.</text:p>
          </table:table-cell>
          <table:table-cell table:style-name="Table1.A1" office:value-type="string">
            <text:p text:style-name="Table_20_Contents">1D‑подложка (строка) + локальные обратимые правила переписывания длины L=3, найденные эволюцией/ILP; поверх — графовая структура для поля φ.</text:p>
          </table:table-cell>
          <table:table-cell table:style-name="Table1.A1" office:value-type="string">
            <text:p text:style-name="Table_20_Contents">Мы намеренно используем <text:span text:style-name="Strong_20_Emphasis">минимальный</text:span> RULESET (L=3) и даём “геометрию” через граф, а не только через coarse‑graining решётки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Вывод правил (rule discovery)</text:span></text:p>
          </table:table-cell>
          <table:table-cell table:style-name="Table1.A1" office:value-type="string">
            <text:p text:style-name="Table_20_Contents">В документе: аналитическое/концептуальное построение правил и их следствий; полная классификация аномалий и соответствия SM объявлены открытой задачей.</text:p>
          </table:table-cell>
          <table:table-cell table:style-name="Table1.A1" office:value-type="string">
            <text:p text:style-name="Table_20_Contents"><text:span text:style-name="Strong_20_Emphasis">Автоматический синтез правил</text:span> как ILP/SAT (и ранее GA): доказали оптимальность SM‑ядра <text:span text:style-name="Source_20_Text">++- ↔ -++</text:span>, <text:span text:style-name="Source_20_Text">+++→+++</text:span> в классе обратимых локальных правил L=3 с сохранением заряда.</text:p>
          </table:table-cell>
          <table:table-cell table:style-name="Table1.A1" office:value-type="string">
            <text:p text:style-name="Table_20_Contents">Переходим от “гипотезы о правилах” к <text:span text:style-name="Strong_20_Emphasis">решаемой задаче</text:span>: constraints → solver → множество допустимых миров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Частицы / аномалии</text:span></text:p>
          </table:table-cell>
          <table:table-cell table:style-name="Table1.A1" office:value-type="string">
            <text:p text:style-name="Table_20_Contents">“Symmetry anomalies” как топологические структуры/дефекты, устойчивые циклы, ориентированность, внутренняя частота; вопрос полного спектра и фермион/бозон классификации вынесен в open problems (гл. 10.6).</text:p>
          </table:table-cell>
          <table:table-cell table:style-name="Table1.A1" office:value-type="string">
            <text:p text:style-name="Table_20_Contents">Ω‑циклы извлекаются алгоритмически из симуляции как устойчивые периодические структуры; строится каталог Ω‑типов; далее автоматически выводится зарядовая структура (Q, B, L, цвет) как решение системы сохранений по наблюдаемым взаимодействиям.</text:p>
          </table:table-cell>
          <table:table-cell table:style-name="Table1.A1" office:value-type="string">
            <text:p text:style-name="Table_20_Contents">У нас “частица” — не только концепт, а объект данных: обнаружение → кластеризация → инварианты → проверяемые реакции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Взаимодействия</text:span></text:p>
          </table:table-cell>
          <table:table-cell table:style-name="Table1.A1" office:value-type="string">
            <text:p text:style-name="Table_20_Contents">Взаимодействия как перераспределение tension, топологические <text:soft-page-break/>каналы, коротко/дальнодействующие режимы; соответствие калибровочным группам заявлено как незавершённое (10.6.2).</text:p>
          </table:table-cell>
          <table:table-cell table:style-name="Table1.A1" office:value-type="string">
            <text:p text:style-name="Table_20_Contents">Взаимодействия реализуются как столкновения/слияния/распады Ω‑циклов в симуляции <text:soft-page-break/>+ статистика событий; затем проверяется наличие “SM‑аналогов” реакций (e⁺e⁻→γ, q q̄→g и т.п.) и сохранений.</text:p>
          </table:table-cell>
          <table:table-cell table:style-name="Table1.A1" office:value-type="string">
            <text:p text:style-name="Table_20_Contents">Вместо «предполагаемого» gauge‑соответствия — <text:span text:style-name="Strong_20_Emphasis">детектор </text:span><text:soft-page-break/><text:span text:style-name="Strong_20_Emphasis">реакций</text:span> и автоматический вывод selection rul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Поле и гравитация</text:span></text:p>
          </table:table-cell>
          <table:table-cell table:style-name="Table1.A1" office:value-type="string">
            <text:p text:style-name="Table_20_Contents">Геометрия/метрика и время выводятся из reversible capacity/throughput, tension и reconstructibility; гравитационные эффекты — через capacity gradients, горизонты, дилатацию времени (сильная концептуальная линия).</text:p>
          </table:table-cell>
          <table:table-cell table:style-name="Table1.A1" office:value-type="string">
            <text:p text:style-name="Table_20_Contents">Для получения <text:span text:style-name="Strong_20_Emphasis">строгого F~1/r²</text:span> в 1D мы ввели детерминированный <text:span text:style-name="Strong_20_Emphasis">power‑law граф</text:span> для φ‑поля (лапласиан на графе), калиброванный по α≈2.0. Это даёт φ~1/r и F~1/r² по графовому расстоянию; IFACE‑координаты — через embedding графа.</text:p>
          </table:table-cell>
          <table:table-cell table:style-name="Table1.A1" office:value-type="string">
            <text:p text:style-name="Table_20_Contents">Это ключевое отличие: у нас 1/r² достигается конструктивно и валидируется численно; цена — явная графовая геометрия как часть WorldConfig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Пространство (метрика)</text:span></text:p>
          </table:table-cell>
          <table:table-cell table:style-name="Table1.A1" office:value-type="string">
            <text:p text:style-name="Table_20_Contents">Пространство исходно решётка; эффективная геометрия возникает из capacity/информационной метрики.</text:p>
          </table:table-cell>
          <table:table-cell table:style-name="Table1.A1" office:value-type="string">
            <text:p text:style-name="Table_20_Contents">Базовая 1D‑строка остаётся субстратом, но <text:span text:style-name="Strong_20_Emphasis">наблюдаемая геометрия</text:span> задаётся графом (power‑law рёбра + embedding в ℝ³).</text:p>
          </table:table-cell>
          <table:table-cell table:style-name="Table1.A1" office:value-type="string">
            <text:p text:style-name="Table_20_Contents">Мы «вынесли» геометрию в отдельный слой, который можно калибровать/искать в мультиверсе независимо от RULESE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Зависимость от N / планковский масштаб</text:span></text:p>
          </table:table-cell>
          <table:table-cell table:style-name="Table1.A1" office:value-type="string">
            <text:p text:style-name="Table_20_Contents">Дискретность — фундаментальная; обсуждаются горизонты/ресурсные ограничения, но “планковская ячейка” как выделенный k не фиксируется в виде конкретной численной процедуры.</text:p>
          </table:table-cell>
          <table:table-cell table:style-name="Table1.A1" office:value-type="string">
            <text:p text:style-name="Table_20_Contents">Введён явный “планковский” масштаб (калибровка N/k) через масштабную устойчивость закона F~1/r²; валидация включает окно масштабов и ℓ_P в hops.</text:p>
          </table:table-cell>
          <table:table-cell table:style-name="Table1.A1" office:value-type="string">
            <text:p text:style-name="Table_20_Contents">У нас планковский масштаб — вычисляемый диагностический параметр, а не только интерпретация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Наблюдатель (O) и семантика</text:span></text:p>
          </table:table-cell>
          <table:table-cell table:style-name="Table1.A1" office:value-type="string">
            <text:p text:style-name="Table_20_Contents">Есть концепция reconstructibility, горизонтов и информационной стрелы времени; наблюдатель в основном как информационный <text:soft-page-break/>агент с ограничениями восстановления.</text:p>
          </table:table-cell>
          <table:table-cell table:style-name="Table1.A1" office:value-type="string">
            <text:p text:style-name="Table_20_Contents">Явный слой OBS/IFACE: наблюдатель видит объекты и поля в 3D‑интерфейсе, оценивает законы (регрессии уравнений, сохранения), и имеет SemanticState; дополнительно введены <text:soft-page-break/>метрики понимания (Q(t), λ_s(t), TDA/β₁).</text:p>
          </table:table-cell>
          <table:table-cell table:style-name="Table1.A1" office:value-type="string">
            <text:p text:style-name="Table_20_Contents">Сильное отличие: наблюдатель не только “в теории”, а часть симулятора, и именно по его данным происходит отбор миров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Метод валидации</text:span></text:p>
          </table:table-cell>
          <table:table-cell table:style-name="Table1.A1" office:value-type="string">
            <text:p text:style-name="Table_20_Contents">Теоретические выводы + качественные/частично количественные следствия; ряд ключевых соответствий (калибровочные группы, фермионная статистика, классификация аномалий) заявлены как открытые.</text:p>
          </table:table-cell>
          <table:table-cell table:style-name="Table1.A1" office:value-type="string">
            <text:p text:style-name="Table_20_Contents">Жёсткий тест‑протокол: exponent fit (φ,F), R², stability windows, conservation checks, unit tests для RULESET, причинность (DAG по времени), и т.д.</text:p>
          </table:table-cell>
          <table:table-cell table:style-name="Table1.A1" office:value-type="string">
            <text:p text:style-name="Table_20_Contents">Мы превратили “соответствие физике” в набор воспроизводимых тестов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TL / wormholes</text:span></text:p>
          </table:table-cell>
          <table:table-cell table:style-name="Table1.A1" office:value-type="string">
            <text:p text:style-name="Table_20_Contents">В рамках v109 акцент на локальности и reconstructibility; FTL как “фича” не является целью и, вероятно, противоречил бы базовой интерпретации локальности.</text:p>
          </table:table-cell>
          <table:table-cell table:style-name="Table1.A1" office:value-type="string">
            <text:p text:style-name="Table_20_Contents">Добавлен wormhole‑слой H(t) как детерминированное расширение графа в context=1: FTL реализуется как <text:span text:style-name="Strong_20_Emphasis">path shortening</text:span> (не локальное превышение c); доказана невозможность причинных циклов в дискретном времени; пройден тест‑протокол совместимости.<text:a xlink:type="simple" xlink:href="https://app.giz.ai/files/EioVfQqwCKQ_AaPijxrEa" text:style-name="Internet_20_link" text:visited-style-name="Visited_20_Internet_20_Link">ftl_physics(2).pdf</text:a></text:p>
          </table:table-cell>
          <table:table-cell table:style-name="Table1.A1" office:value-type="string">
            <text:p text:style-name="Table_20_Contents">Это принципиальная демонстрация: в той же вычислительной онтологии можно иметь “FTL для наблюдателя” без нарушения локальной каузальности на уровне шагов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Статус open problems</text:span></text:p>
          </table:table-cell>
          <table:table-cell table:style-name="Table1.A1" office:value-type="string">
            <text:p text:style-name="Table_20_Contents">В конце (10.6) явно перечислены нерешённые пункты: классификация аномалий, gauge‑структуры, фермионная антисимметрия, RG/ренормировка и т.д.</text:p>
          </table:table-cell>
          <table:table-cell table:style-name="Table1.A1" office:value-type="string">
            <text:p text:style-name="Table_20_Contents">Мы частично «обошли» часть проблем инженерно: спектр “SM‑аналогов” получаем через Ω‑каталог и автоматический вывод зарядов; gauge‑аналогии проверяем через conservation+reactions; геометрия фиксируется графом. Фермионная статистика и полный RG остаются отдельными задачами.</text:p>
          </table:table-cell>
          <table:table-cell table:style-name="Table1.A1" office:value-type="string">
            <text:p text:style-name="Table_20_Contents">Мы не утверждаем, что “доказали” все соответствия, но показали <text:span text:style-name="Strong_20_Emphasis">работающий MVP‑маршрут</text:span>, где важные феномены получаются и валидируются.</text:p>
          </table:table-cell>
        </table:table-row>
      </table:table>
      <text:h text:style-name="Heading_20_2" text:outline-level="2">Короткое резюме</text:h>
      <text:p text:style-name="Text_20_body">В терминах <text:span text:style-name="T1">исходной теории </text:span>мы приняли его микроскопическую онтологию (обратимость/локальность/аномалии), но сделали упор на <text:span text:style-name="Strong_20_Emphasis">алгоритмическую реконструкцию</text:span>: (i) синтез RULESET как ILP/SAT, (ii) автоматическое извлечение Ω‑частиц и их зарядов по наблюдаемым реакциям, (iii) выделение геометрии через детерминированный power‑law граф и embedding, что даёт строго валидируемую F∼1/r2 уже <text:soft-page-break/>в 1D‑подложке, и (iv) расширение в режиме context=1 через детерминированный wormhole‑слой H(t), демонстрирующий FTL как сокращение пути без нарушения локальной каузальности и без CT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07:18:33.459384554</meta:creation-date>
    <dc:date>2025-12-18T07:20:14.541097642</dc:date>
    <meta:editing-duration>PT1M41S</meta:editing-duration>
    <meta:editing-cycles>2</meta:editing-cycles>
    <meta:generator>LibreOffice/25.8.3.2$Linux_X86_64 LibreOffice_project/580$Build-2</meta:generator>
    <meta:document-statistic meta:table-count="1" meta:image-count="0" meta:object-count="0" meta:page-count="4" meta:paragraph-count="55" meta:word-count="801" meta:character-count="6556" meta:non-whitespace-character-count="5815"/>
  </office:meta>
</office:document-meta>
</file>